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01cm" table:align="center"/>
    </style:style>
    <style:style style:name="Tabela1.A" style:family="table-column">
      <style:table-column-properties style:column-width="2.63cm"/>
    </style:style>
    <style:style style:name="Tabela1.B" style:family="table-column">
      <style:table-column-properties style:column-width="2.496cm"/>
    </style:style>
    <style:style style:name="Tabela1.C" style:family="table-column">
      <style:table-column-properties style:column-width="6.115cm"/>
    </style:style>
    <style:style style:name="Tabela1.D" style:family="table-column">
      <style:table-column-properties style:column-width="4.159cm"/>
    </style:style>
    <style:style style:name="Tabela1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401cm" fo:margin-left="-0.199cm" table:align="left"/>
    </style:style>
    <style:style style:name="Tabela2.A" style:family="table-column">
      <style:table-column-properties style:column-width="6.191cm"/>
    </style:style>
    <style:style style:name="Tabela2.B" style:family="table-column">
      <style:table-column-properties style:column-width="9.209cm"/>
    </style:style>
    <style:style style:name="Tabela2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5.399cm" fo:margin-left="-0.222cm" table:align="left"/>
    </style:style>
    <style:style style:name="Tabela6.A" style:family="table-column">
      <style:table-column-properties style:column-width="6.218cm"/>
    </style:style>
    <style:style style:name="Tabela6.B" style:family="table-column">
      <style:table-column-properties style:column-width="9.181cm"/>
    </style:style>
    <style:style style:name="Tabe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401cm" fo:margin-left="-0.199cm" table:align="left"/>
    </style:style>
    <style:style style:name="Tabela3.A" style:family="table-column">
      <style:table-column-properties style:column-width="2.196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405cm"/>
    </style:style>
    <style:style style:name="Tabela3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C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5.401cm" fo:margin-left="-0.199cm" table:align="left"/>
    </style:style>
    <style:style style:name="Tabela4.A" style:family="table-column">
      <style:table-column-properties style:column-width="2.487cm"/>
    </style:style>
    <style:style style:name="Tabela4.B" style:family="table-column">
      <style:table-column-properties style:column-width="4.313cm"/>
    </style:style>
    <style:style style:name="Tabela4.C" style:family="table-column">
      <style:table-column-properties style:column-width="5.794cm"/>
    </style:style>
    <style:style style:name="Tabela4.D" style:family="table-column">
      <style:table-column-properties style:column-width="2.806cm"/>
    </style:style>
    <style:style style:name="Tabela4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D2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5cm" table:align="margins"/>
    </style:style>
    <style:style style:name="Tabela7.A" style:family="table-column">
      <style:table-column-properties style:column-width="4.895cm" style:rel-column-width="21385*"/>
    </style:style>
    <style:style style:name="Tabela7.B" style:family="table-column">
      <style:table-column-properties style:column-width="10.105cm" style:rel-column-width="44150*"/>
    </style:style>
    <style:style style:name="Tabela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cm" table:align="margins"/>
    </style:style>
    <style:style style:name="Tabela8.A" style:family="table-column">
      <style:table-column-properties style:column-width="2.593cm" style:rel-column-width="11328*"/>
    </style:style>
    <style:style style:name="Tabela8.B" style:family="table-column">
      <style:table-column-properties style:column-width="2.408cm" style:rel-column-width="10519*"/>
    </style:style>
    <style:style style:name="Tabela8.C" style:family="table-column">
      <style:table-column-properties style:column-width="5.106cm" style:rel-column-width="22309*"/>
    </style:style>
    <style:style style:name="Tabela8.D" style:family="table-column">
      <style:table-column-properties style:column-width="4.893cm" style:rel-column-width="21379*"/>
    </style:style>
    <style:style style:name="Tabe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eeeeee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401cm" fo:margin-left="-0.199cm" table:align="left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0.612cm"/>
    </style:style>
    <style:style style:name="Tabela5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B2" style:family="table-cell">
      <style:table-cell-properties fo:padding-left="0.191cm" fo:padding-right="0.191cm" fo:padding-top="0cm" fo:padding-bottom="0cm" fo:border="0.5pt solid #000000"/>
    </style:style>
    <style:style style:name="Tabela5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1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5cm" table:align="margins"/>
    </style:style>
    <style:style style:name="Tabela9.A" style:family="table-column">
      <style:table-column-properties style:column-width="2.302cm" style:rel-column-width="10056*"/>
    </style:style>
    <style:style style:name="Tabela9.B" style:family="table-column">
      <style:table-column-properties style:column-width="9.393cm" style:rel-column-width="41036*"/>
    </style:style>
    <style:style style:name="Tabela9.C" style:family="table-column">
      <style:table-column-properties style:column-width="3.306cm" style:rel-column-width="14443*"/>
    </style:style>
    <style:style style:name="Tabela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C1" style:family="table-cell">
      <style:table-cell-properties fo:background-color="#eeeeee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3" style:family="table-cell">
      <style:table-cell-properties fo:padding="0.097cm" fo:border-left="0.05pt solid #000000" fo:border-right="none" fo:border-top="none" fo:border-bottom="0.05pt solid #000000"/>
    </style:style>
    <style:style style:name="Tabela9.B3" style:family="table-cell">
      <style:table-cell-properties fo:padding="0.097cm" fo:border-left="0.05pt solid #000000" fo:border-right="none" fo:border-top="none" fo:border-bottom="0.05pt solid #000000"/>
    </style:style>
    <style:style style:name="Tabe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4" style:family="table-cell">
      <style:table-cell-properties fo:padding="0.097cm" fo:border-left="0.05pt solid #000000" fo:border-right="none" fo:border-top="none" fo:border-bottom="0.05pt solid #000000"/>
    </style:style>
    <style:style style:name="Tabela9.B4" style:family="table-cell">
      <style:table-cell-properties fo:padding="0.097cm" fo:border-left="0.05pt solid #000000" fo:border-right="none" fo:border-top="none" fo:border-bottom="0.05pt solid #000000"/>
    </style:style>
    <style:style style:name="Tabe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fo:padding="0.097cm" fo:border-left="0.05pt solid #000000" fo:border-right="none" fo:border-top="none" fo:border-bottom="0.05pt solid #000000"/>
    </style:style>
    <style:style style:name="Tabela9.B5" style:family="table-cell">
      <style:table-cell-properties fo:padding="0.097cm" fo:border-left="0.05pt solid #000000" fo:border-right="none" fo:border-top="none" fo:border-bottom="0.05pt solid #000000"/>
    </style:style>
    <style:style style:name="Tabela9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background-color="#ffffff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rsid="002f2f03" officeooo:paragraph-rsid="002f2f03"/>
    </style:style>
    <style:style style:name="P1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0.4cm" style:contextual-spacing="false"/>
    </style:style>
    <style:style style:name="P13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top="0.199cm" fo:margin-bottom="0cm" style:contextual-spacing="false" fo:line-height="150%" fo:text-align="justify" style:justify-single-word="false"/>
    </style:style>
    <style:style style:name="P15" style:family="paragraph" style:parent-style-name="Standard">
      <style:paragraph-properties fo:margin-top="0.199cm" fo:margin-bottom="0cm" style:contextual-spacing="false" fo:line-height="150%" fo:text-align="justify" style:justify-single-word="false"/>
      <style:text-properties officeooo:paragraph-rsid="0012404f"/>
    </style:style>
    <style:style style:name="P16" style:family="paragraph" style:parent-style-name="Standard">
      <style:paragraph-properties fo:margin-top="0.199cm" fo:margin-bottom="0cm" style:contextual-spacing="false" fo:line-height="150%" fo:text-align="justify" style:justify-single-word="false"/>
      <style:text-properties officeooo:rsid="0012404f" officeooo:paragraph-rsid="0012404f"/>
    </style:style>
    <style:style style:name="P17" style:family="paragraph" style:parent-style-name="Standard">
      <style:paragraph-properties fo:margin-top="0.199cm" fo:margin-bottom="0cm" style:contextual-spacing="false" fo:line-height="100%" fo:text-align="justify" style:justify-single-word="false"/>
    </style:style>
    <style:style style:name="P18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paragraph-rsid="0021126a"/>
    </style:style>
    <style:style style:name="P19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paragraph-rsid="001f6b49"/>
    </style:style>
    <style:style style:name="P20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rsid="0021126a" officeooo:paragraph-rsid="0021126a"/>
    </style:style>
    <style:style style:name="P21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rsid="0021126a" officeooo:paragraph-rsid="0021126a" fo:background-color="transparent"/>
    </style:style>
    <style:style style:name="P22" style:family="paragraph" style:parent-style-name="Standard">
      <style:paragraph-properties fo:margin-top="0.4cm" fo:margin-bottom="0cm" style:contextual-spacing="false" fo:line-height="100%" fo:text-align="justify" style:justify-single-word="false"/>
      <style:text-properties officeooo:rsid="002a9763" officeooo:paragraph-rsid="002b764a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weight="bold" fo:background-color="transparent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  <style:text-properties fo:background-color="transparen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background-color="transparen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fo:background-color="transparen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7624b" fo:background-color="transparent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officeooo:rsid="0013b856" officeooo:paragraph-rsid="0013b856" fo:background-color="transparen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  <style:text-properties officeooo:rsid="0013b856" officeooo:paragraph-rsid="0013b856" fo:background-color="transparen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56793" fo:background-color="transparent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7624b" fo:background-color="transparen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officeooo:rsid="001c1dd2" officeooo:paragraph-rsid="001c1dd2" fo:background-color="transparen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officeooo:rsid="001c1dd2" officeooo:paragraph-rsid="002f2f03" fo:background-color="transparen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officeooo:rsid="002f2f03" officeooo:paragraph-rsid="002f2f03" fo:background-color="transparent"/>
    </style:style>
    <style:style style:name="P38" style:family="paragraph" style:parent-style-name="Table_20_Contents">
      <style:paragraph-properties fo:margin-top="0cm" fo:margin-bottom="0cm" style:contextual-spacing="false"/>
      <style:text-properties fo:font-weight="bold" officeooo:rsid="0012fab7" officeooo:paragraph-rsid="0012fab7" style:font-weight-asian="bold" style:font-weight-complex="bold"/>
    </style:style>
    <style:style style:name="P39" style:family="paragraph" style:parent-style-name="Table_20_Contents">
      <style:paragraph-properties fo:margin-top="0cm" fo:margin-bottom="0cm" style:contextual-spacing="false"/>
      <style:text-properties fo:font-weight="bold" officeooo:rsid="00156793" officeooo:paragraph-rsid="00156793" style:font-weight-asian="bold" style:font-weight-complex="bold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26f365" officeooo:paragraph-rsid="0026f365" style:font-weight-asian="bold" style:font-weight-complex="bold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a4c9c" officeooo:paragraph-rsid="001a4c9c" fo:background-color="transparent" style:font-weight-asian="bold" style:font-weight-complex="bold"/>
    </style:style>
    <style:style style:name="P42" style:family="paragraph" style:parent-style-name="Table_20_Contents">
      <style:paragraph-properties fo:margin-top="0cm" fo:margin-bottom="0cm" style:contextual-spacing="false"/>
      <style:text-properties officeooo:rsid="0012fab7" officeooo:paragraph-rsid="0012fab7"/>
    </style:style>
    <style:style style:name="P43" style:family="paragraph" style:parent-style-name="Table_20_Contents">
      <style:paragraph-properties fo:margin-top="0cm" fo:margin-bottom="0cm" style:contextual-spacing="false"/>
      <style:text-properties officeooo:rsid="0013b856" officeooo:paragraph-rsid="0013b856"/>
    </style:style>
    <style:style style:name="P44" style:family="paragraph" style:parent-style-name="Table_20_Contents">
      <style:paragraph-properties fo:margin-top="0cm" fo:margin-bottom="0cm" style:contextual-spacing="false"/>
      <style:text-properties officeooo:rsid="00156793" officeooo:paragraph-rsid="00156793"/>
    </style:style>
    <style:style style:name="P45" style:family="paragraph" style:parent-style-name="Table_20_Contents">
      <style:paragraph-properties fo:margin-top="0cm" fo:margin-bottom="0cm" style:contextual-spacing="false"/>
      <style:text-properties officeooo:rsid="0017624b" officeooo:paragraph-rsid="0017624b"/>
    </style:style>
    <style:style style:name="P46" style:family="paragraph" style:parent-style-name="Table_20_Contents">
      <style:paragraph-properties fo:margin-top="0cm" fo:margin-bottom="0cm" style:contextual-spacing="false"/>
      <style:text-properties officeooo:rsid="001a4c9c" officeooo:paragraph-rsid="001a4c9c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26f365" officeooo:paragraph-rsid="0026f365"/>
    </style:style>
    <style:style style:name="P48" style:family="paragraph" style:parent-style-name="Standard">
      <style:paragraph-properties fo:margin-top="0.199cm" fo:margin-bottom="0.199cm" style:contextual-spacing="false" fo:line-height="100%" fo:text-align="justify" style:justify-single-word="false"/>
    </style:style>
    <style:style style:name="P49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paragraph-rsid="002a9763"/>
    </style:style>
    <style:style style:name="P50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fo:background-color="transparent"/>
    </style:style>
    <style:style style:name="P51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1c1dd2" officeooo:paragraph-rsid="001c1dd2" fo:background-color="transparent"/>
    </style:style>
    <style:style style:name="P52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21126a" officeooo:paragraph-rsid="0021126a"/>
    </style:style>
    <style:style style:name="P53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21126a" officeooo:paragraph-rsid="002a9763"/>
    </style:style>
    <style:style style:name="P54" style:family="paragraph" style:parent-style-name="Standard">
      <style:paragraph-properties fo:margin-top="0.4cm" fo:margin-bottom="0.199cm" style:contextual-spacing="false"/>
      <style:text-properties fo:font-style="italic" fo:font-weight="bold" officeooo:rsid="00156793" officeooo:paragraph-rsid="00156793" style:font-style-asian="italic" style:font-weight-asian="bold" style:font-style-complex="italic" style:font-weight-complex="bold"/>
    </style:style>
    <style:style style:name="P55" style:family="paragraph" style:parent-style-name="Contents_20_1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6" style:family="paragraph" style:parent-style-name="Contents_20_1">
      <style:paragraph-properties fo:text-align="center" style:justify-single-word="false"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7" style:family="paragraph" style:parent-style-name="Contents_20_2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8" style:family="paragraph" style:parent-style-name="Contents_20_2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34fb5" style:font-size-asian="12pt" style:font-size-complex="12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60" style:family="paragraph" style:parent-style-name="Standard" style:master-page-name="MP0">
      <style:paragraph-properties style:page-number="auto" fo:break-before="page"/>
    </style:style>
    <style:style style:name="P61" style:family="paragraph" style:parent-style-name="Standard" style:master-page-name="MP1">
      <style:paragraph-properties fo:text-align="center" style:justify-single-word="false" style:page-number="1" fo:break-before="page"/>
    </style:style>
    <style:style style:name="P62" style:family="paragraph" style:parent-style-name="Standard">
      <style:paragraph-properties fo:text-align="justify" style:justify-single-word="false" style:snap-to-layout-grid="false"/>
      <style:text-properties officeooo:rsid="002f2f03" officeooo:paragraph-rsid="002f2f03"/>
    </style:style>
    <style:style style:name="P63" style:family="paragraph" style:parent-style-name="Standard">
      <style:paragraph-properties fo:text-align="center" style:justify-single-word="false" style:snap-to-layout-grid="false"/>
      <style:text-properties officeooo:rsid="002f2f03" officeooo:paragraph-rsid="0031a857"/>
    </style:style>
    <style:style style:name="P64" style:family="paragraph" style:parent-style-name="Standard">
      <style:paragraph-properties fo:text-align="center" style:justify-single-word="false" style:snap-to-layout-grid="false"/>
      <style:text-properties officeooo:rsid="0031a857" officeooo:paragraph-rsid="0031a857"/>
    </style:style>
    <style:style style:name="P65" style:family="paragraph" style:parent-style-name="Standard">
      <style:paragraph-properties fo:text-align="justify" style:justify-single-word="false" style:snap-to-layout-grid="false"/>
      <style:text-properties officeooo:rsid="0031a857" officeooo:paragraph-rsid="0031a857"/>
    </style:style>
    <style:style style:name="P66" style:family="paragraph" style:parent-style-name="Heading_20_2">
      <style:paragraph-properties fo:margin-top="0.4cm" fo:margin-bottom="0cm" style:contextual-spacing="false"/>
    </style:style>
    <style:style style:name="P67" style:family="paragraph" style:parent-style-name="Heading_20_2">
      <style:paragraph-properties fo:margin-top="0.4cm" fo:margin-bottom="0cm" style:contextual-spacing="false"/>
      <style:text-properties officeooo:paragraph-rsid="00156793"/>
    </style:style>
    <style:style style:name="P68" style:family="paragraph" style:parent-style-name="Heading_20_2">
      <style:paragraph-properties fo:margin-top="0.4cm" fo:margin-bottom="0cm" style:contextual-spacing="false"/>
      <style:text-properties officeooo:paragraph-rsid="0021126a"/>
    </style:style>
    <style:style style:name="P69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12404f"/>
    </style:style>
    <style:style style:name="P70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1e181a"/>
    </style:style>
    <style:style style:name="P71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21126a"/>
    </style:style>
    <style:style style:name="P72" style:family="paragraph" style:parent-style-name="Heading_20_2">
      <style:paragraph-properties fo:margin-top="0.4cm" fo:margin-bottom="0.199cm" style:contextual-spacing="false" fo:line-height="150%" fo:text-align="justify" style:justify-single-word="false"/>
      <style:text-properties officeooo:paragraph-rsid="0012fab7"/>
    </style:style>
    <style:style style:name="P73" style:family="paragraph" style:parent-style-name="Heading_20_2">
      <style:paragraph-properties fo:margin-top="0.4cm" fo:margin-bottom="0.199cm" style:contextual-spacing="false"/>
      <style:text-properties officeooo:paragraph-rsid="001a4c9c"/>
    </style:style>
    <style:style style:name="P74" style:family="paragraph" style:parent-style-name="Heading_20_1">
      <style:paragraph-properties fo:margin-left="0.76cm" fo:margin-right="0cm" fo:margin-top="0.4cm" fo:margin-bottom="0cm" style:contextual-spacing="false" fo:text-indent="-0.76cm" style:auto-text-indent="false">
        <style:tab-stops/>
      </style:paragraph-properties>
    </style:style>
    <style:style style:name="P75" style:family="paragraph" style:parent-style-name="Heading_20_1">
      <style:paragraph-properties fo:margin-top="0.4cm" fo:margin-bottom="0cm" style:contextual-spacing="false"/>
    </style:style>
    <style:style style:name="P76" style:family="paragraph" style:parent-style-name="Heading_20_1">
      <style:paragraph-properties fo:margin-top="0.4cm" fo:margin-bottom="0cm" style:contextual-spacing="false"/>
      <style:text-properties officeooo:paragraph-rsid="0028447b"/>
    </style:style>
    <style:style style:name="P77" style:family="paragraph" style:parent-style-name="Heading_20_1">
      <style:paragraph-properties fo:margin-top="0.4cm" fo:margin-bottom="0cm" style:contextual-spacing="false"/>
      <style:text-properties officeooo:paragraph-rsid="002a9763"/>
    </style:style>
    <style:style style:name="P78" style:family="paragraph" style:parent-style-name="Table_20_Contents" style:list-style-name="L1">
      <style:paragraph-properties fo:margin-top="0cm" fo:margin-bottom="0cm" style:contextual-spacing="false"/>
      <style:text-properties officeooo:rsid="0026f365" officeooo:paragraph-rsid="0026f365"/>
    </style:style>
    <style:style style:name="P79" style:family="paragraph" style:parent-style-name="Table_20_Contents" style:list-style-name="L2">
      <style:paragraph-properties fo:margin-top="0cm" fo:margin-bottom="0cm" style:contextual-spacing="false"/>
      <style:text-properties officeooo:rsid="0026f365" officeooo:paragraph-rsid="0026f365"/>
    </style:style>
    <style:style style:name="P80" style:family="paragraph" style:parent-style-name="Table_20_Contents" style:list-style-name="L3">
      <style:paragraph-properties fo:margin-top="0cm" fo:margin-bottom="0cm" style:contextual-spacing="false"/>
      <style:text-properties officeooo:rsid="0026f365" officeooo:paragraph-rsid="0026f365"/>
    </style:style>
    <style:style style:name="P81" style:family="paragraph" style:parent-style-name="Table_20_Contents" style:list-style-name="L2">
      <style:paragraph-properties fo:margin-top="0cm" fo:margin-bottom="0cm" style:contextual-spacing="false"/>
      <style:text-properties officeooo:rsid="0027cd31" officeooo:paragraph-rsid="0027cd31"/>
    </style:style>
    <style:style style:name="P82" style:family="paragraph" style:parent-style-name="Table_20_Contents" style:list-style-name="L3">
      <style:paragraph-properties fo:margin-top="0cm" fo:margin-bottom="0cm" style:contextual-spacing="false"/>
      <style:text-properties officeooo:rsid="0027cd31" officeooo:paragraph-rsid="0027cd31"/>
    </style:style>
    <style:style style:name="P83" style:family="paragraph" style:parent-style-name="Table_20_Contents" style:list-style-name="L4">
      <style:paragraph-properties fo:margin-top="0cm" fo:margin-bottom="0cm" style:contextual-spacing="false"/>
      <style:text-properties officeooo:rsid="0027cd31" officeooo:paragraph-rsid="0027cd3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01a16" style:font-size-asian="14pt" style:font-size-complex="14pt"/>
    </style:style>
    <style:style style:name="T3" style:family="text">
      <style:text-properties fo:font-size="14pt" officeooo:rsid="0031a857" style:font-size-asian="14pt" style:font-size-complex="14pt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style:font-name-complex="Times New Roman"/>
    </style:style>
    <style:style style:name="T6" style:family="text">
      <style:text-properties fo:font-style="italic" fo:background-color="transparent" loext:char-shading-value="0" style:font-style-asian="italic" style:font-style-complex="italic"/>
    </style:style>
    <style:style style:name="T7" style:family="text">
      <style:text-properties fo:font-style="italic" officeooo:rsid="0021126a" fo:background-color="transparent" loext:char-shading-value="0" style:font-style-asian="italic" style:font-style-complex="italic"/>
    </style:style>
    <style:style style:name="T8" style:family="text">
      <style:text-properties fo:font-style="italic" officeooo:rsid="0021126a" style:font-style-asian="italic" style:font-style-complex="italic"/>
    </style:style>
    <style:style style:name="T9" style:family="text">
      <style:text-properties officeooo:rsid="0012404f"/>
    </style:style>
    <style:style style:name="T10" style:family="text">
      <style:text-properties officeooo:rsid="0012fab7"/>
    </style:style>
    <style:style style:name="T11" style:family="text">
      <style:text-properties officeooo:rsid="0013b85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3b856" fo:background-color="transparent" loext:char-shading-value="0"/>
    </style:style>
    <style:style style:name="T14" style:family="text">
      <style:text-properties officeooo:rsid="0017624b" fo:background-color="transparent" loext:char-shading-value="0"/>
    </style:style>
    <style:style style:name="T15" style:family="text">
      <style:text-properties officeooo:rsid="001f6b49" fo:background-color="transparent" loext:char-shading-value="0"/>
    </style:style>
    <style:style style:name="T16" style:family="text">
      <style:text-properties officeooo:rsid="0021126a" fo:background-color="transparent" loext:char-shading-value="0"/>
    </style:style>
    <style:style style:name="T17" style:family="text">
      <style:text-properties officeooo:rsid="00156793"/>
    </style:style>
    <style:style style:name="T18" style:family="text">
      <style:text-properties officeooo:rsid="0017624b"/>
    </style:style>
    <style:style style:name="T19" style:family="text">
      <style:text-properties officeooo:rsid="001a4c9c"/>
    </style:style>
    <style:style style:name="T20" style:family="text">
      <style:text-properties officeooo:rsid="001e181a"/>
    </style:style>
    <style:style style:name="T21" style:family="text">
      <style:text-properties officeooo:rsid="0021126a"/>
    </style:style>
    <style:style style:name="T22" style:family="text">
      <style:text-properties officeooo:rsid="00234fb5"/>
    </style:style>
    <style:style style:name="T23" style:family="text">
      <style:text-properties fo:color="#000000"/>
    </style:style>
    <style:style style:name="T24" style:family="text">
      <style:text-properties fo:color="#000000" officeooo:rsid="0012fab7"/>
    </style:style>
    <style:style style:name="T25" style:family="text">
      <style:text-properties fo:color="#000000" officeooo:rsid="002a9763"/>
    </style:style>
    <style:style style:name="T26" style:family="text">
      <style:text-properties fo:color="#000000" officeooo:rsid="002b764a"/>
    </style:style>
    <style:style style:name="T27" style:family="text">
      <style:text-properties officeooo:rsid="0026f365"/>
    </style:style>
    <style:style style:name="T28" style:family="text">
      <style:text-properties officeooo:rsid="0027cd31"/>
    </style:style>
    <style:style style:name="T29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30" style:family="text">
      <style:text-properties officeooo:rsid="00290c9b"/>
    </style:style>
    <style:style style:name="T31" style:family="text">
      <style:text-properties officeooo:rsid="002a9763"/>
    </style:style>
    <style:style style:name="T32" style:family="text">
      <style:text-properties officeooo:rsid="002b764a"/>
    </style:style>
    <style:style style:name="T33" style:family="text">
      <style:text-properties officeooo:rsid="002c1c99"/>
    </style:style>
    <style:style style:name="T34" style:family="text">
      <style:text-properties officeooo:rsid="002dfd83"/>
    </style:style>
    <style:style style:name="T35" style:family="text">
      <style:text-properties officeooo:rsid="002ead2f"/>
    </style:style>
    <style:style style:name="T36" style:family="text">
      <style:text-properties officeooo:rsid="002f2f03"/>
    </style:style>
    <style:style style:name="T37" style:family="text">
      <style:text-properties officeooo:rsid="0031a8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stema Acadêmico IFRS-BG</text:p>
      <text:p text:style-name="Standard"/>
      <text:p text:style-name="Standard"/>
      <text:p text:style-name="Standard"/>
      <text:p text:style-name="P3">Documento de Visão</text:p>
      <text:p text:style-name="Standard"/>
      <text:p text:style-name="Standard"/>
      <text:p text:style-name="P5"><text:span text:style-name="Fonte_20_parág._20_padrão"><text:span text:style-name="T1">Versão 1.</text:span></text:span><text:span text:style-name="Fonte_20_parág._20_padrão"><text:span text:style-name="T3">2</text:span></text:span></text:p>
      <text:p text:style-name="Standard"/>
      <text:p text:style-name="P13">Histórico de Revisão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2">
          <table:table-cell table:style-name="Tabela1.A2" office:value-type="string">
            <text:p text:style-name="P6">11/04/2014</text:p>
          </table:table-cell>
          <table:table-cell table:style-name="Tabela1.B2" office:value-type="string">
            <text:p text:style-name="P6">1.0</text:p>
          </table:table-cell>
          <table:table-cell table:style-name="Tabela1.C2" office:value-type="string">
            <text:p text:style-name="P6">Primeira versão do documento</text:p>
          </table:table-cell>
          <table:table-cell table:style-name="Tabela1.D2" office:value-type="string">
            <text:p text:style-name="P8">Eduardo Hoff</text:p>
          </table:table-cell>
        </table:table-row>
        <table:table-row table:style-name="Tabela1.2">
          <table:table-cell table:style-name="Tabela1.A4" office:value-type="string">
            <text:p text:style-name="P10">06/06/2014</text:p>
          </table:table-cell>
          <table:table-cell table:style-name="Tabela1.B4" office:value-type="string">
            <text:p text:style-name="P10">1.1</text:p>
          </table:table-cell>
          <table:table-cell table:style-name="Tabela1.C4" office:value-type="string">
            <text:p text:style-name="P10">Atualização dos itens 5 e 8</text:p>
          </table:table-cell>
          <table:table-cell table:style-name="Tabela1.D4" office:value-type="string">
            <text:p text:style-name="P62">Eduardo Hoff</text:p>
          </table:table-cell>
        </table:table-row>
        <table:table-row table:style-name="Tabela1.2">
          <table:table-cell table:style-name="Tabela1.A4" office:value-type="string">
            <text:p text:style-name="P63">0<text:span text:style-name="T37">9</text:span>/0<text:span text:style-name="T37">7</text:span>/2014</text:p>
          </table:table-cell>
          <table:table-cell table:style-name="Tabela1.B4" office:value-type="string">
            <text:p text:style-name="P64">1.2</text:p>
          </table:table-cell>
          <table:table-cell table:style-name="Tabela1.C4" office:value-type="string">
            <text:p text:style-name="P64">Atualização de datas e entregas</text:p>
          </table:table-cell>
          <table:table-cell table:style-name="Tabela1.D4" office:value-type="string">
            <text:p text:style-name="P65">Eduardo Hoff</text:p>
          </table:table-cell>
        </table:table-row>
      </table:table>
      <text:p text:style-name="Standard"/>
      <text:p text:style-name="Standard"/>
      <text:p text:style-name="Standard"/>
      <text:p text:style-name="P61"><text:span text:style-name="Fonte_20_parág._20_padrão"><text:span text:style-name="T4">Índice</text:span></text:span></text:p>
      <text:p text:style-name="P5"/>
      <text:p text:style-name="P55">1. Objetivo do Documento<text:tab/>2</text:p>
      <text:p text:style-name="P57">1.1. Objetivos<text:tab/>2</text:p>
      <text:p text:style-name="P57">1.2. Abrangência do Projeto<text:tab/>2</text:p>
      <text:p text:style-name="P57">1.3. Definições, Acrônimos e Abreviações<text:tab/>2</text:p>
      <text:p text:style-name="P55">2. <text:span text:style-name="T22">Posicionamento</text:span><text:tab/><text:span text:style-name="T32">2</text:span></text:p>
      <text:p text:style-name="P58"><text:span text:style-name="T22">2</text:span>.1. <text:span text:style-name="T22">Oportunidade de Negócio</text:span><text:tab/><text:span text:style-name="T32">2</text:span></text:p>
      <text:p text:style-name="P58"><text:span text:style-name="T22">2</text:span>.2. <text:span text:style-name="T22">Descrição do Problema</text:span><text:tab/><text:span text:style-name="T22">3</text:span></text:p>
      <text:p text:style-name="P58"><text:span text:style-name="T22">2</text:span>.3. <text:span text:style-name="T22">Posição do Produto</text:span><text:tab/><text:span text:style-name="T22">3</text:span></text:p>
      <text:p text:style-name="P55">3. Partes Envolvidas<text:tab/><text:span text:style-name="T22">4</text:span></text:p>
      <text:p text:style-name="P57">3.1. Resumo dos Envolvidos<text:tab/>4</text:p>
      <text:p text:style-name="P57">3.2. Resumo dos Usuários<text:tab/>4</text:p>
      <text:p text:style-name="P58">3.<text:span text:style-name="T22">3</text:span>. <text:span text:style-name="T22">Perfil dos Usuários</text:span><text:tab/><text:span text:style-name="T32">4</text:span></text:p>
      <text:p text:style-name="P58">3.<text:span text:style-name="T22">4</text:span>. <text:span text:style-name="T22">Necessidade</text:span> dos Usuários<text:tab/><text:span text:style-name="T22">5</text:span></text:p>
      <text:p text:style-name="P55">4. Descrição da Solução Proposta<text:tab/>5</text:p>
      <text:p text:style-name="P55">5. Funcionalidades<text:tab/>5</text:p>
      <text:p text:style-name="P55">6. Restrições do Projeto<text:tab/><text:span text:style-name="T22">6</text:span></text:p>
      <text:p text:style-name="P58"><text:span text:style-name="T22">6</text:span>.1. <text:span text:style-name="T22">Segurança</text:span><text:tab/><text:span text:style-name="T22">6</text:span></text:p>
      <text:p text:style-name="P58"><text:span text:style-name="T22">6</text:span>.2. <text:span text:style-name="T22">Usabilidade</text:span><text:tab/><text:span text:style-name="T32">6</text:span></text:p>
      <text:p text:style-name="P55">7. Outros Requisitos<text:tab/><text:span text:style-name="T32">6</text:span></text:p>
      <text:p text:style-name="P57">7.1. Padrões Aplicáveis<text:tab/><text:span text:style-name="T32">6</text:span></text:p>
      <text:p text:style-name="P57">7.2. Requisitos do Sistema<text:tab/><text:span text:style-name="T32">6</text:span></text:p>
      <text:p text:style-name="P56">8. <text:span text:style-name="T34">Datas de Entrega</text:span><text:tab/><text:span text:style-name="T32">6</text:span></text:p>
      <text:p text:style-name="P11"/>
      <text:p text:style-name="P9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59"><text:soft-page-break/>Documento de Visão</text:p>
      <text:p text:style-name="P74">1.<text:tab/>Objetivo<text:span text:style-name="Fonte_20_parág._20_padrão"><text:span text:style-name="T5"> </text:span></text:span>do<text:span text:style-name="Fonte_20_parág._20_padrão"><text:span text:style-name="T5"> </text:span></text:span>Documento</text:p>
      <text:p text:style-name="P15"><text:span text:style-name="T23">Este documento apresenta uma solução de software, chamado de projeto Sistema Acadêmico IFRS-BG, para o Instituto Federal de Educação, Ciência e Tecnologia do Rio Grande do Sul </text:span><text:span text:style-name="T25">(IFRS)</text:span><text:span text:style-name="T23">, campus Bento Gonçalves, solicitado pelo cliente Rogério Tessari, </text:span><text:span text:style-name="T24">representante do campus,</text:span><text:span text:style-name="T23"> apresentando os problemas a serem solucionados, as necessidades dos principais envolvidos, o alcance do projeto e as funcionalidades esperadas do sistema.</text:span></text:p>
      <text:p text:style-name="P66">1.1.<text:tab/>Objetivos</text:p>
      <text:p text:style-name="P14">Este projeto tem como objetivo principal o desenvolvimento de um software de gerenciamento acadêmico <text:span text:style-name="T9">que auxilie no processo de registro de atividades escolares dos professores</text:span>, chamado Sistema Acadêmico IFRS-BG, para o Instituto Federal do Rio Grande do Sul, <text:span text:style-name="T9">campus Bento Gonçalves</text:span>.</text:p>
      <text:p text:style-name="P66"><text:span text:style-name="T29">1.2.<text:tab/>Abrangência</text:span><text:span text:style-name="Fonte_20_parág._20_padrão"><text:span text:style-name="T29"> </text:span></text:span><text:span text:style-name="T29">do</text:span><text:span text:style-name="Fonte_20_parág._20_padrão"><text:span text:style-name="T29"> </text:span></text:span><text:span text:style-name="T29">Projeto</text:span></text:p>
      <text:p text:style-name="P14">O projeto Sistema Acadêmico IFRS-BG visa melhorar o processo de registro de atividades escolares, realizado pelos professores, tanto no ensino superior quanto no médio <text:span text:style-name="T9">do IFRS, campus Bento Gonçalves</text:span>. O projeto abrange todo o corpo docente, que utilizará o sistema como diário de classe, os alunos, que terão suas notas e frequências administradas no sistema, e a administração do campus, que utilizará os registros da aplicação para as suas próprias funções.</text:p>
      <text:p text:style-name="P66">1.3.<text:tab/>Definições,<text:span text:style-name="Fonte_20_parág._20_padrão"><text:span text:style-name="T5"> </text:span></text:span>Acrônimos<text:span text:style-name="Fonte_20_parág._20_padrão"><text:span text:style-name="T5"> </text:span></text:span>e<text:span text:style-name="Fonte_20_parág._20_padrão"><text:span text:style-name="T5"> </text:span></text:span>Abreviações</text:p>
      <text:p text:style-name="P22"><text:span text:style-name="T32">IFRS: </text:span><text:span text:style-name="T26">Instituto Federal de Educação, Ciência e Tecnologia do Rio Grande do Sul</text:span> </text:p>
      <text:p text:style-name="P76">2.<text:tab/><text:span text:style-name="T9">Posicionamento</text:span></text:p>
      <text:p text:style-name="P69"><text:span text:style-name="T9">2</text:span>.1.<text:tab/><text:span text:style-name="T9">Oportunidade de Negócio</text:span></text:p>
      <text:p text:style-name="P16">Os professores do IFRS, campus Bento Gonçalves, precisam de um meio adequado, fácil e rápido para registrar as notas e frequências de alunos <text:span text:style-name="T10">da instituição nos diários de suas disciplinas, tanto no ensino médio como no superior, além de registrar o conteúdo </text:span><text:soft-page-break/><text:span text:style-name="T10">ministrado em cada aula e emitir um registro final da disciplina ao final do período letivo. </text:span></text:p>
      <text:p text:style-name="P69"><text:span text:style-name="T9">2</text:span>.<text:span text:style-name="T9">2</text:span>.<text:tab/><text:span text:style-name="T9">Descrição do Problema</text:span></text:p>
      <text:p text:style-name="P48">A tabela a seguir descreve o problema que o projeto deve verificar, quem será afetado, qual será o seu impacto e qual é a solução ideal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O problema</text:p>
          </table:table-cell>
          <table:table-cell table:style-name="Tabela2.B4" office:value-type="string">
            <text:p text:style-name="P26">Dificuldade no registro de atividades escolares pelos professores</text:p>
          </table:table-cell>
        </table:table-row>
        <table:table-row>
          <table:table-cell table:style-name="Tabela2.A1" office:value-type="string">
            <text:p text:style-name="P23">Afeta</text:p>
          </table:table-cell>
          <table:table-cell table:style-name="Tabela2.B4" office:value-type="string">
            <text:p text:style-name="P26">Corpo docente da instituição</text:p>
          </table:table-cell>
        </table:table-row>
        <table:table-row>
          <table:table-cell table:style-name="Tabela2.A1" office:value-type="string">
            <text:p text:style-name="P23">O impacto deste problema é</text:p>
          </table:table-cell>
          <table:table-cell table:style-name="Tabela2.B4" office:value-type="string">
            <text:p text:style-name="P26">Inadequação do processo de registro de atividades escolares</text:p>
          </table:table-cell>
        </table:table-row>
        <table:table-row>
          <table:table-cell table:style-name="Tabela2.A1" office:value-type="string">
            <text:p text:style-name="P23">Uma solução ideal permitiria</text:p>
          </table:table-cell>
          <table:table-cell table:style-name="Tabela2.B4" office:value-type="string">
            <text:p text:style-name="P26">Uma forma mais eficiente de administrar o diário de classe do professor</text:p>
          </table:table-cell>
        </table:table-row>
      </table:table>
      <text:p text:style-name="P72"><text:span text:style-name="T9">2</text:span>.<text:span text:style-name="T10">3</text:span>.<text:tab/><text:span text:style-name="T10">Posição do Produto</text:span></text:p>
      <text:p text:style-name="P49">A tabela a seguir descreve <text:span text:style-name="T31">a posição do produto, para quem será desenvolvido, suas razões e seu diferencial.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8">Para</text:p>
          </table:table-cell>
          <table:table-cell table:style-name="Tabela6.B1" office:value-type="string">
            <text:p text:style-name="P42">O Instituto Federal do Rio Grande do Sul, campus Bento Gonçalves</text:p>
          </table:table-cell>
        </table:table-row>
        <table:table-row>
          <table:table-cell table:style-name="Tabela6.A2" office:value-type="string">
            <text:p text:style-name="P38">Que</text:p>
          </table:table-cell>
          <table:table-cell table:style-name="Tabela6.B2" office:value-type="string">
            <text:p text:style-name="P42">Sente a necessidade de uma melhor aplicação para registro de notas e frequências dos alunos</text:p>
          </table:table-cell>
        </table:table-row>
        <table:table-row>
          <table:table-cell table:style-name="Tabela6.A2" office:value-type="string">
            <text:p text:style-name="P38">O Sistema Acadêmico IFRS-BG</text:p>
          </table:table-cell>
          <table:table-cell table:style-name="Tabela6.B3" office:value-type="string">
            <text:p text:style-name="P42">É um software, desenvolvido em plataforma web, <text:span text:style-name="T22">para gerenciamento de atividades escolares</text:span></text:p>
          </table:table-cell>
        </table:table-row>
        <table:table-row>
          <table:table-cell table:style-name="Tabela6.A2" office:value-type="string">
            <text:p text:style-name="P38">Que</text:p>
          </table:table-cell>
          <table:table-cell table:style-name="Tabela6.B4" office:value-type="string">
            <text:p text:style-name="P42">Auxilia no processo de registro de notas e frequências dos alunos nos diários da disciplina, feito pelos professores, tanto no ensino médio como no superior</text:p>
          </table:table-cell>
        </table:table-row>
        <table:table-row>
          <table:table-cell table:style-name="Tabela6.A2" office:value-type="string">
            <text:p text:style-name="P38">Diferente de</text:p>
          </table:table-cell>
          <table:table-cell table:style-name="Tabela6.B5" office:value-type="string">
            <text:p text:style-name="P42">O atual sistema, que não é adequado, simples ou rápido de usar</text:p>
          </table:table-cell>
        </table:table-row>
        <table:table-row>
          <table:table-cell table:style-name="Tabela6.A2" office:value-type="string">
            <text:p text:style-name="P38">Nosso Produto</text:p>
          </table:table-cell>
          <table:table-cell table:style-name="Tabela6.B6" office:value-type="string">
            <text:p text:style-name="P43">Permite que o professor registre as notas e frequências, quantidade e pesos de avaliações de forma diferenciada para o ensino superior e para o ensino médio, além do conteúdo ministrado em cada aula</text:p>
          </table:table-cell>
        </table:table-row>
      </table:table>
      <text:p text:style-name="P12"/>
      <text:p text:style-name="P12"/>
      <text:p text:style-name="P75"><text:soft-page-break/>3.<text:tab/>Partes<text:span text:style-name="Fonte_20_parág._20_padrão"><text:span text:style-name="T5"> </text:span></text:span>Envolvidas</text:p>
      <text:p text:style-name="P66">3.1.<text:tab/>Resumo<text:span text:style-name="Fonte_20_parág._20_padrão"><text:span text:style-name="T5"> </text:span></text:span>dos<text:span text:style-name="Fonte_20_parág._20_padrão"><text:span text:style-name="T5"> </text:span></text:span>Envolvidos</text:p>
      <text:p text:style-name="P48">A tabela a seguir descreve os envolvidos no projeto e suas responsabilidades.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4">Nome</text:p>
          </table:table-cell>
          <table:table-cell table:style-name="Tabela3.A1" office:value-type="string">
            <text:p text:style-name="P24">Descrição</text:p>
          </table:table-cell>
          <table:table-cell table:style-name="Tabela3.C1" office:value-type="string">
            <text:p text:style-name="P24">Responsabilidades</text:p>
          </table:table-cell>
        </table:table-row>
        <table:table-row>
          <table:table-cell table:style-name="Tabela3.A2" office:value-type="string">
            <text:p text:style-name="P27">Cliente</text:p>
          </table:table-cell>
          <table:table-cell table:style-name="Tabela3.B2" office:value-type="string">
            <text:p text:style-name="P29">Instituto Federal do Rio Grande do Sul<text:span text:style-name="T11"> – </text:span>campus Bento Gonçalves, representado por Rogério Tessari</text:p>
          </table:table-cell>
          <table:table-cell table:style-name="Tabela3.C2" office:value-type="string">
            <text:p text:style-name="P28"><text:span text:style-name="T11"><text:s/>– </text:span>Ajuda no levantamento de requisitos</text:p>
            <text:p text:style-name="P28"><text:span text:style-name="T11"><text:s/>– </text:span>Contextualiza os processos da instituição</text:p>
            <text:p text:style-name="P28"><text:span text:style-name="T11"><text:s/>– </text:span>Aprova entregas</text:p>
            <text:p text:style-name="P28"><text:span text:style-name="T11"><text:s/>– </text:span>Aprova financiamentos</text:p>
          </table:table-cell>
        </table:table-row>
        <table:table-row>
          <table:table-cell table:style-name="Tabela3.A3" office:value-type="string">
            <text:p text:style-name="P27">Professor</text:p>
          </table:table-cell>
          <table:table-cell table:style-name="Tabela3.B3" office:value-type="string">
            <text:p text:style-name="P29">Professor do instituto, tanto do ensino superior como do médio</text:p>
          </table:table-cell>
          <table:table-cell table:style-name="Tabela3.C3" office:value-type="string">
            <text:p text:style-name="P30"><text:span text:style-name="T11"><text:s/>– </text:span>Ajuda no levantamento de requisitos</text:p>
            <text:p text:style-name="P30"><text:span text:style-name="T11"><text:s/>– </text:span>Contextualiza os processos da instituição</text:p>
          </table:table-cell>
        </table:table-row>
        <table:table-row>
          <table:table-cell table:style-name="Tabela3.A4" office:value-type="string">
            <text:p text:style-name="P27">Aluno</text:p>
          </table:table-cell>
          <table:table-cell table:style-name="Tabela3.B4" office:value-type="string">
            <text:p text:style-name="P29">Aluno do instituto, tanto do ensino superior como do médio</text:p>
          </table:table-cell>
          <table:table-cell table:style-name="Tabela3.C4" office:value-type="string">
            <text:p text:style-name="P28"/>
          </table:table-cell>
        </table:table-row>
      </table:table>
      <text:p text:style-name="P66">3.2.<text:tab/>Resumo<text:span text:style-name="Fonte_20_parág._20_padrão"><text:span text:style-name="T5"> </text:span></text:span>dos<text:span text:style-name="Fonte_20_parág._20_padrão"><text:span text:style-name="T5"> </text:span></text:span>Usuários</text:p>
      <text:p text:style-name="P50">A tabela a seguir descreve quem utilizará o sistema, e suas responsabilidade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5">Nome</text:p>
          </table:table-cell>
          <table:table-cell table:style-name="Tabela4.A1" office:value-type="string">
            <text:p text:style-name="P25">Descrição</text:p>
          </table:table-cell>
          <table:table-cell table:style-name="Tabela4.A1" office:value-type="string">
            <text:p text:style-name="P25">Responsabilidade</text:p>
          </table:table-cell>
          <table:table-cell table:style-name="Tabela4.D1" office:value-type="string">
            <text:p text:style-name="P25">Envolvido</text:p>
          </table:table-cell>
        </table:table-row>
        <table:table-row>
          <table:table-cell table:style-name="Tabela4.A2" office:value-type="string">
            <text:p text:style-name="P27">Professor</text:p>
          </table:table-cell>
          <table:table-cell table:style-name="Tabela4.B2" office:value-type="string">
            <text:p text:style-name="P31">Usuário primário do sistema</text:p>
          </table:table-cell>
          <table:table-cell table:style-name="Tabela4.C2" office:value-type="string">
            <text:p text:style-name="P28"><text:span text:style-name="T11"><text:s/>– </text:span>Registra notas e frequências de alunos</text:p>
            <text:p text:style-name="P28"><text:span text:style-name="T11"><text:s/>– </text:span>Determina a quantidade de avaliações, bem como seus pesos</text:p>
            <text:p text:style-name="P28"><text:span text:style-name="T11"><text:s/>– </text:span>Gerencia o conteúdo ministrado em cada aula</text:p>
          </table:table-cell>
          <table:table-cell table:style-name="Tabela4.D2" office:value-type="string">
            <text:p text:style-name="P32">Próprio</text:p>
          </table:table-cell>
        </table:table-row>
      </table:table>
      <text:p text:style-name="P67">3.<text:span text:style-name="T17">3</text:span>.<text:tab/><text:span text:style-name="T17">Perfil</text:span><text:span text:style-name="Fonte_20_parág._20_padrão"><text:span text:style-name="T5"> </text:span></text:span>dos<text:span text:style-name="Fonte_20_parág._20_padrão"><text:span text:style-name="T5"> </text:span></text:span>Usuários</text:p>
      <text:p text:style-name="P54">3.3.1. Professor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9">Descrição</text:p>
          </table:table-cell>
          <table:table-cell table:style-name="Tabela7.B1" office:value-type="string">
            <text:p text:style-name="P44">Professor do IFRS, campus Bento Gonçalves, tanto do ensino médio como do superior</text:p>
          </table:table-cell>
        </table:table-row>
        <table:table-row>
          <table:table-cell table:style-name="Tabela7.A2" office:value-type="string">
            <text:p text:style-name="P39">Tipo</text:p>
          </table:table-cell>
          <table:table-cell table:style-name="Tabela7.B7" office:value-type="string">
            <text:p text:style-name="P44">Usuário inexperiente, com alguma experiência ou avançado</text:p>
          </table:table-cell>
        </table:table-row>
        <table:table-row>
          <table:table-cell table:style-name="Tabela7.A2" office:value-type="string">
            <text:p text:style-name="P39">Responsabilidades</text:p>
          </table:table-cell>
          <table:table-cell table:style-name="Tabela7.B7" office:value-type="string">
            <text:p text:style-name="P33"><text:span text:style-name="T11"><text:s/>– </text:span>Registra<text:span text:style-name="T18">r</text:span> notas e frequências de alunos</text:p>
            <text:p text:style-name="P33"><text:span text:style-name="T11"><text:s/>– </text:span>Determina<text:span text:style-name="T18">r</text:span> a quantidade de avaliações, bem como seus pesos</text:p>
            <text:p text:style-name="P33"><text:span text:style-name="T11"><text:s/>– </text:span>Gerencia<text:span text:style-name="T18">r</text:span> o conteúdo ministrado em cada aula <text:span text:style-name="T30">no diário de classe</text:span></text:p>
          </table:table-cell>
        </table:table-row>
        <table:table-row>
          <table:table-cell table:style-name="Tabela7.A2" office:value-type="string">
            <text:p text:style-name="P39">Critério de Sucesso</text:p>
          </table:table-cell>
          <table:table-cell table:style-name="Tabela7.B7" office:value-type="string">
            <text:p text:style-name="P45">Ter suas responsabilidades cumpridas</text:p>
          </table:table-cell>
        </table:table-row>
        <text:soft-page-break/>
        <table:table-row>
          <table:table-cell table:style-name="Tabela7.A2" office:value-type="string">
            <text:p text:style-name="P39">Envolvimento</text:p>
          </table:table-cell>
          <table:table-cell table:style-name="Tabela7.B7" office:value-type="string">
            <text:p text:style-name="P34"><text:span text:style-name="T18">– </text:span>Ajuda no levantamento de requisitos <text:span text:style-name="T18">e c</text:span>ontextualiza os processos da instituição, <text:span text:style-name="T18">se requisitado</text:span></text:p>
            <text:p text:style-name="P34"><text:span text:style-name="T18"><text:s/>– </text:span>A<text:span text:style-name="T18">valiação de funcionalidades</text:span></text:p>
          </table:table-cell>
        </table:table-row>
        <table:table-row>
          <table:table-cell table:style-name="Tabela7.A2" office:value-type="string">
            <text:p text:style-name="P39">Produtos Liberados</text:p>
          </table:table-cell>
          <table:table-cell table:style-name="Tabela7.B7" office:value-type="string">
            <text:p text:style-name="P45">Avaliação de funcionalidades</text:p>
          </table:table-cell>
        </table:table-row>
        <table:table-row>
          <table:table-cell table:style-name="Tabela7.A2" office:value-type="string">
            <text:p text:style-name="P39">Comentários/Problemas</text:p>
          </table:table-cell>
          <table:table-cell table:style-name="Tabela7.B7" office:value-type="string">
            <text:p text:style-name="P45">O professor deverá ser procurado e entrevistado para informações conforme sua disponibilidade</text:p>
          </table:table-cell>
        </table:table-row>
      </table:table>
      <text:p text:style-name="P73">3.<text:span text:style-name="T19">4</text:span>.<text:tab/><text:span text:style-name="T19">Necessidades</text:span><text:span text:style-name="Fonte_20_parág._20_padrão"><text:span text:style-name="T5"> </text:span></text:span>dos<text:span text:style-name="Fonte_20_parág._20_padrão"><text:span text:style-name="T5"> </text:span></text:span>Usuários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41">Necessidade</text:p>
          </table:table-cell>
          <table:table-cell table:style-name="Tabela8.A1" office:value-type="string">
            <text:p text:style-name="P41">Prioridade</text:p>
          </table:table-cell>
          <table:table-cell table:style-name="Tabela8.A1" office:value-type="string">
            <text:p text:style-name="P41">Preocupação</text:p>
          </table:table-cell>
          <table:table-cell table:style-name="Tabela8.D1" office:value-type="string">
            <text:p text:style-name="P41">Solução proposta</text:p>
          </table:table-cell>
        </table:table-row>
        <table:table-row>
          <table:table-cell table:style-name="Tabela8.A2" office:value-type="string">
            <text:p text:style-name="P46">Autenticação de acesso</text:p>
          </table:table-cell>
          <table:table-cell table:style-name="Tabela8.B2" office:value-type="string">
            <text:p text:style-name="P46">Alta</text:p>
          </table:table-cell>
          <table:table-cell table:style-name="Tabela8.C2" office:value-type="string">
            <text:p text:style-name="P46">Gerenciamento de informações com alto nível de importância para a instituição</text:p>
          </table:table-cell>
          <table:table-cell table:style-name="Tabela8.D2" office:value-type="string">
            <text:p text:style-name="P46">Autenticação com nome de usuário ou e-mail e senha</text:p>
          </table:table-cell>
        </table:table-row>
        <table:table-row>
          <table:table-cell table:style-name="Tabela8.A3" office:value-type="string">
            <text:p text:style-name="P46">Facilidade de uso</text:p>
          </table:table-cell>
          <table:table-cell table:style-name="Tabela8.B3" office:value-type="string">
            <text:p text:style-name="P46">Alta</text:p>
          </table:table-cell>
          <table:table-cell table:style-name="Tabela8.C3" office:value-type="string">
            <text:p text:style-name="P46">Facilidade de uso e aprendizado para usuários possivelmente inexperientes</text:p>
          </table:table-cell>
          <table:table-cell table:style-name="Tabela8.D3" office:value-type="string">
            <text:p text:style-name="P46">Sistema amigável e intuitivo</text:p>
          </table:table-cell>
        </table:table-row>
      </table:table>
      <text:p text:style-name="P75">4.<text:tab/>Descrição<text:span text:style-name="Fonte_20_parág._20_padrão"><text:span text:style-name="T5"> </text:span></text:span>da<text:span text:style-name="Fonte_20_parág._20_padrão"><text:span text:style-name="T5"> </text:span></text:span>Solução<text:span text:style-name="Fonte_20_parág._20_padrão"><text:span text:style-name="T5"> </text:span></text:span>Proposta</text:p>
      <text:p text:style-name="P17"><text:span text:style-name="Fonte_20_parág._20_padrão"><text:span text:style-name="T12">A solução ideal para o problema acima descrito é o desenvolvimento de um </text:span></text:span><text:span text:style-name="Fonte_20_parág._20_padrão"><text:span text:style-name="T6">software</text:span></text:span><text:span text:style-name="Fonte_20_parág._20_padrão"><text:span text:style-name="T12">, em plataforma web, </text:span></text:span><text:span text:style-name="Fonte_20_parág._20_padrão"><text:span text:style-name="T14">podendo ser acessado local ou remotamente</text:span></text:span><text:span text:style-name="Fonte_20_parág._20_padrão"><text:span text:style-name="T12">, que atenda as necessidades do cliente, </text:span></text:span><text:span text:style-name="Fonte_20_parág._20_padrão"><text:span text:style-name="T13">descritas nas próximas sessões</text:span></text:span><text:span text:style-name="Fonte_20_parág._20_padrão"><text:span text:style-name="T12">. O projeto deverá ser entregue em três iterações, sendo que a entrega final está programada para o dia 9 de Julho de 2014.</text:span></text:span></text:p>
      <text:p text:style-name="P75">5.<text:tab/>Funcionalidades</text:p>
      <text:p text:style-name="P51">Nessa sessão serão descritas, de forma breve, as funcionalidades esperadas do Sistema Acadêmico IFRS-BG. Essa tabela está sujeita a alterações futuras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Funcionalidade</text:p>
          </table:table-cell>
          <table:table-cell table:style-name="Tabela5.B1" office:value-type="string">
            <text:p text:style-name="P25">Descrição</text:p>
          </table:table-cell>
        </table:table-row>
        <table:table-row>
          <table:table-cell table:style-name="Tabela5.A2" office:value-type="string">
            <text:p text:style-name="P35">Autenticação</text:p>
          </table:table-cell>
          <table:table-cell table:style-name="Tabela5.B2" office:value-type="string">
            <text:p text:style-name="P35">Autenticação de usuário com nome ou e-mail e senha</text:p>
          </table:table-cell>
        </table:table-row>
        <table:table-row>
          <table:table-cell table:style-name="Tabela5.A3" office:value-type="string">
            <text:p text:style-name="P35">Cadastro de Professores</text:p>
          </table:table-cell>
          <table:table-cell table:style-name="Tabela5.B3" office:value-type="string">
            <text:p text:style-name="P35">Cadastro dos professores da instituição</text:p>
          </table:table-cell>
        </table:table-row>
        <table:table-row>
          <table:table-cell table:style-name="Tabela5.A4" office:value-type="string">
            <text:p text:style-name="P35">Cadastro de Alunos</text:p>
          </table:table-cell>
          <table:table-cell table:style-name="Tabela5.B4" office:value-type="string">
            <text:p text:style-name="P35">Cadastro de alunos da instituição, tanto do ensino médio como to superior</text:p>
          </table:table-cell>
        </table:table-row>
        <table:table-row>
          <table:table-cell table:style-name="Tabela5.A5" office:value-type="string">
            <text:p text:style-name="P35">Cadastro de Disciplinas</text:p>
          </table:table-cell>
          <table:table-cell table:style-name="Tabela5.B5" office:value-type="string">
            <text:p text:style-name="P35">Cadastro das disciplinas ofertadas na instituição</text:p>
          </table:table-cell>
        </table:table-row>
        <table:table-row>
          <table:table-cell table:style-name="Tabela5.A6" office:value-type="string">
            <text:p text:style-name="P35">Gerenciamento de Avaliações</text:p>
          </table:table-cell>
          <table:table-cell table:style-name="Tabela5.B6" office:value-type="string">
            <text:p text:style-name="P35">Professores devem registar as avaliações, com seus pesos e notas para cada aluno</text:p>
          </table:table-cell>
        </table:table-row>
        <table:table-row>
          <table:table-cell table:style-name="Tabela5.A7" office:value-type="string">
            <text:p text:style-name="P35">Gerenciamento de frequências</text:p>
          </table:table-cell>
          <table:table-cell table:style-name="Tabela5.B7" office:value-type="string">
            <text:p text:style-name="P35">Professores devem registar a frequência de cada aluno em sua disciplina</text:p>
          </table:table-cell>
        </table:table-row>
        <table:table-row>
          <table:table-cell table:style-name="Tabela5.A8" office:value-type="string">
            <text:p text:style-name="P35">Emitir Registro Final da Disciplina</text:p>
          </table:table-cell>
          <table:table-cell table:style-name="Tabela5.B8" office:value-type="string">
            <text:p text:style-name="P35">Ao final do período letivo em questão, deve ser gerado um registro final constando as notas, médias de cada período (no caso do ensino médio), faltas, notas de exame (se necessário) e a média final de cada aluno</text:p>
          </table:table-cell>
        </table:table-row>
        <text:soft-page-break/>
        <table:table-row>
          <table:table-cell table:style-name="Tabela5.A9" office:value-type="string">
            <text:p text:style-name="P35">Gerenciar Aula</text:p>
          </table:table-cell>
          <table:table-cell table:style-name="Tabela5.B9" office:value-type="string">
            <text:p text:style-name="P35">Cada professor deve registar o conteúdo ministrado em cada aula de sua disciplina</text:p>
          </table:table-cell>
        </table:table-row>
        <table:table-row>
          <table:table-cell table:style-name="Tabela5.A10" office:value-type="string">
            <text:p text:style-name="P35">Emitir Diário Final da Disciplina</text:p>
          </table:table-cell>
          <table:table-cell table:style-name="Tabela5.B10" office:value-type="string">
            <text:p text:style-name="P35">Ao final do período letivo em questão, deve ser gerado um diário da disciplina contendo todo o conteúdo ministrado em cada aula</text:p>
          </table:table-cell>
        </table:table-row>
        <table:table-row>
          <table:table-cell table:style-name="Tabela5.A11" office:value-type="string">
            <text:p text:style-name="P37">Cadastro de Turmas</text:p>
          </table:table-cell>
          <table:table-cell table:style-name="Tabela5.B11" office:value-type="string">
            <text:p text:style-name="P36">Cadastro d<text:span text:style-name="T36">e turmas</text:span> da instituição <text:span text:style-name="T36">e geração automática de aulas.</text:span></text:p>
          </table:table-cell>
        </table:table-row>
      </table:table>
      <text:p text:style-name="P75">6.<text:tab/>Restrições<text:span text:style-name="Fonte_20_parág._20_padrão"><text:span text:style-name="T5"> </text:span></text:span>do<text:span text:style-name="Fonte_20_parág._20_padrão"><text:span text:style-name="T5"> </text:span></text:span>Projeto</text:p>
      <text:p text:style-name="P18"><text:span text:style-name="T21">O projeto Sistema Acadêmico IFRS-BG será desenvolvido na linguagem de programação PHP versão 5, utilizando o </text:span><text:span text:style-name="T8">framework</text:span><text:span text:style-name="T21"> de desenvolvimento Yii versão 1.1. O Sistema de Gerenciamento de Banco de Dados (SGBD) será o MySQL na sua versão 5.6.</text:span></text:p>
      <text:p text:style-name="P70"><text:span text:style-name="T20">6</text:span>.1.<text:tab/><text:span text:style-name="T20">Segurança</text:span></text:p>
      <text:p text:style-name="P20">Devido a alta importância das informações gerenciadas pelo sistema, segurança deverá ser priorizada. Mecanismos de segurança do sistema incluem autenticação, controle de acesso, integridade e privacidade dos dados. A autenticação será feita por nome de usuário ou e-mail e senha.</text:p>
      <text:p text:style-name="P71"><text:span text:style-name="T20">6</text:span>.<text:span text:style-name="T21">2</text:span>.<text:tab/><text:span text:style-name="T21">Usabilidade</text:span></text:p>
      <text:p text:style-name="P20">Devido à possibilidade de professores inexperientes advindos de áreas com pouca relação com informática, o sistema deverá promover a fácil usabilidade e o rápido aprendizado.</text:p>
      <text:p text:style-name="P75">7.<text:tab/>Outros<text:span text:style-name="Fonte_20_parág._20_padrão"><text:span text:style-name="T5"> </text:span></text:span>Requisitos</text:p>
      <text:p text:style-name="P66">7.1.<text:tab/>Padrões<text:span text:style-name="Fonte_20_parág._20_padrão"><text:span text:style-name="T5"> </text:span></text:span>Aplicáveis</text:p>
      <text:p text:style-name="P19"><text:span text:style-name="T15">O projeto Sistema Acadêmico </text:span><text:span text:style-name="T16">IFRS-BG</text:span><text:span text:style-name="T15"> </text:span><text:span text:style-name="T16">será desenvolvido</text:span><text:span text:style-name="T15"> usando </text:span><text:span text:style-name="T16">a metodologia iterativa e incremental </text:span><text:span text:style-name="T7">Extreme Programming</text:span><text:span text:style-name="T16"> (XP).</text:span></text:p>
      <text:p text:style-name="P68">7.2.<text:tab/>Requisitos<text:span text:style-name="Fonte_20_parág._20_padrão"><text:span text:style-name="T5"> </text:span></text:span>do<text:span text:style-name="Fonte_20_parág._20_padrão"><text:span text:style-name="T5"> </text:span></text:span>Sistema</text:p>
      <text:p text:style-name="P21">O projeto Sistema Acadêmico IFRS-BG deverá ser suportado pelos navegadores Google Chrome, Mozilla Firefox e Microsoft Internet Explorer nas suas últimas versões disponíveis e estáveis.</text:p>
      <text:p text:style-name="P75">8.<text:tab/><text:span text:style-name="T33">Datas de Entrega</text:span></text:p>
      <text:p text:style-name="P52">A tabela a seguir contém <text:span text:style-name="T33">datas</text:span> de entregas, em três iterações, do projeto Sistema Acadêmico IFRS-BG. A seguinte tabela pode sofrer alterações devido à mudança de requisitos, situações inesperadas e necessidades do cliente, <text:span text:style-name="T35">esperadas pela metodologia XP</text:span>, mediante a acordos futuros.</text:p>
      <table:table table:name="Tabela9" table:style-name="Tabela9">
        <table:table-column table:style-name="Tabela9.A"/>
        <table:table-column table:style-name="Tabela9.B"/>
        <table:table-column table:style-name="Tabela9.C"/>
        <text:soft-page-break/>
        <table:table-row>
          <table:table-cell table:style-name="Tabela9.A1" office:value-type="string">
            <text:p text:style-name="P40">Fase</text:p>
          </table:table-cell>
          <table:table-cell table:style-name="Tabela9.A1" office:value-type="string">
            <text:p text:style-name="P40">Entregas</text:p>
          </table:table-cell>
          <table:table-cell table:style-name="Tabela9.C1" office:value-type="string">
            <text:p text:style-name="P40">Data de Entrega</text:p>
          </table:table-cell>
        </table:table-row>
        <table:table-row>
          <table:table-cell table:style-name="Tabela9.A4" office:value-type="string">
            <text:p text:style-name="P47">Concepção</text:p>
          </table:table-cell>
          <table:table-cell table:style-name="Tabela9.B2" office:value-type="string">
            <text:list xml:id="list7229408888036371234" text:style-name="L1">
              <text:list-item>
                <text:p text:style-name="P78">Documento de Visão</text:p>
              </text:list-item>
            </text:list>
          </table:table-cell>
          <table:table-cell table:style-name="Tabela9.C2" office:value-type="string">
            <text:p text:style-name="P47">11/04/2014</text:p>
          </table:table-cell>
        </table:table-row>
        <table:table-row>
          <table:table-cell table:style-name="Tabela9.A4" office:value-type="string">
            <text:p text:style-name="P47">1ª Iteração</text:p>
          </table:table-cell>
          <table:table-cell table:style-name="Tabela9.B3" office:value-type="string">
            <text:list xml:id="list4440556959828175403" text:style-name="L2">
              <text:list-item>
                <text:p text:style-name="P79">Diagrama de casos de uso das principais funcionalidades</text:p>
              </text:list-item>
              <text:list-item>
                <text:p text:style-name="P79">Descrição de caso de uso da primeira funcionalidade, a ser definida</text:p>
              </text:list-item>
              <text:list-item>
                <text:p text:style-name="P79">Diagramas de design da primeira e da segunda funcionalidad<text:span text:style-name="T28">e</text:span></text:p>
              </text:list-item>
              <text:list-item>
                <text:p text:style-name="P79">Construção d<text:span text:style-name="T36">a</text:span> primeira funcionalidade</text:p>
              </text:list-item>
              <text:list-item>
                <text:p text:style-name="P81">Implantação e avaliação</text:p>
              </text:list-item>
            </text:list>
          </table:table-cell>
          <table:table-cell table:style-name="Tabela9.C3" office:value-type="string">
            <text:p text:style-name="P47">09/05/2014</text:p>
          </table:table-cell>
        </table:table-row>
        <table:table-row>
          <table:table-cell table:style-name="Tabela9.A4" office:value-type="string">
            <text:p text:style-name="P47">2ª Iteração</text:p>
          </table:table-cell>
          <table:table-cell table:style-name="Tabela9.B4" office:value-type="string">
            <text:list xml:id="list9020263660912695352" text:style-name="L3">
              <text:list-item>
                <text:p text:style-name="P80">Diagrama de casos de uso <text:span text:style-name="T28">d</text:span>as <text:span text:style-name="T28">outras</text:span> funcionalidades</text:p>
              </text:list-item>
              <text:list-item>
                <text:p text:style-name="P80">Descrição de caso de uso da <text:span text:style-name="T36">segunda e terceira funcionalidade</text:span></text:p>
              </text:list-item>
              <text:list-item>
                <text:p text:style-name="P82">Diagramas de design da<text:span text:style-name="T27"> segunda</text:span> e <text:span text:style-name="T36">terceira</text:span> funcionalidade</text:p>
              </text:list-item>
              <text:list-item>
                <text:p text:style-name="P82">Construção de outras duas funcionalidades</text:p>
              </text:list-item>
              <text:list-item>
                <text:p text:style-name="P82">Implantação e avaliação</text:p>
              </text:list-item>
            </text:list>
          </table:table-cell>
          <table:table-cell table:style-name="Tabela9.C4" office:value-type="string">
            <text:p text:style-name="P47">06/06/2014</text:p>
          </table:table-cell>
        </table:table-row>
        <table:table-row>
          <table:table-cell table:style-name="Tabela9.A5" office:value-type="string">
            <text:p text:style-name="P47">3ª Iteração</text:p>
          </table:table-cell>
          <table:table-cell table:style-name="Tabela9.B5" office:value-type="string">
            <text:list xml:id="list7923106175015570200" text:style-name="L4">
              <text:list-item>
                <text:p text:style-name="P83">Descrição de caso de uso de outras funcionalidades, se necessário</text:p>
              </text:list-item>
              <text:list-item>
                <text:p text:style-name="P83">Diagramas de design de outras funcionalidades</text:p>
              </text:list-item>
              <text:list-item>
                <text:p text:style-name="P83">Construção do resto das funcionalidades</text:p>
              </text:list-item>
              <text:list-item>
                <text:p text:style-name="P83">Testes integrados</text:p>
              </text:list-item>
              <text:list-item>
                <text:p text:style-name="P83">Implantação e avaliação</text:p>
              </text:list-item>
            </text:list>
          </table:table-cell>
          <table:table-cell table:style-name="Tabela9.C5" office:value-type="string">
            <text:p text:style-name="P47">09/07/2014</text:p>
          </table:table-cell>
        </table:table-row>
      </table:table>
      <text:p text:style-name="P77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hyphenation-ladder-count="no-limit"/>
      <style:text-properties fo:text-transform="uppercase" fo:font-size="10pt" fo:font-weight="bold" style:font-size-asian="10pt" style:font-weight-asian="bold" style:font-size-complex="10pt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size-complex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nte_20_parág._20_padrão" style:display-name="Fonte parág. padrão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5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text:page-number text:select-page="current">7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initial-creator>Calebe de Paula Bianchini</meta:initial-creator>
    <meta:creation-date>2007-08-25T17:52:00Z</meta:creation-date>
    <dc:date>2014-07-09T12:35:51.127000000</dc:date>
    <meta:editing-cycles>14</meta:editing-cycles>
    <meta:editing-duration>PT4H13M</meta:editing-duration>
    <meta:document-statistic meta:table-count="9" meta:image-count="0" meta:object-count="0" meta:page-count="9" meta:paragraph-count="208" meta:word-count="1496" meta:character-count="9773" meta:non-whitespace-character-count="8471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../Segunda%20Iteracao/DocumentoDeVisao.odt/Normal.dotm"/>
  </office:meta>
</office:document-meta>
</file>